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P3" style:parent-style-name="NoSpacing" style:family="paragraph">
      <style:paragraph-properties fo:text-align="end"/>
    </style:style>
    <style:style style:name="T4" style:parent-style-name="DefaultParagraphFont" style:family="text">
      <style:text-properties fo:color="#595959" fo:font-size="14pt" style:font-size-asian="14pt" style:font-size-complex="14pt"/>
    </style:style>
    <style:style style:name="P5" style:parent-style-name="NoSpacing" style:family="paragraph">
      <style:paragraph-properties fo:text-align="end"/>
    </style:style>
    <style:style style:name="T6" style:parent-style-name="DefaultParagraphFont" style:family="text">
      <style:text-properties fo:color="#595959" fo:font-size="9pt" style:font-size-asian="9pt" style:font-size-complex="9pt"/>
    </style:style>
    <style:style style:name="P7" style:parent-style-name="Normal" style:family="paragraph">
      <style:paragraph-properties fo:text-align="end"/>
    </style:style>
    <style:style style:name="T8" style:parent-style-name="DefaultParagraphFont" style:family="text">
      <style:text-properties style:font-name="Times New Roman" style:font-name-asian="Aptos" style:font-name-complex="Times New Roman" fo:text-transform="uppercase" fo:color="#156082" style:letter-kerning="true" fo:font-size="32pt" style:font-size-asian="32pt" style:font-size-complex="32pt"/>
    </style:style>
    <style:style style:name="P9" style:parent-style-name="Normal" style:family="paragraph">
      <style:paragraph-properties fo:text-align="end"/>
    </style:style>
    <style:style style:name="T10" style:parent-style-name="DefaultParagraphFont" style:family="text">
      <style:text-properties style:font-name="Times New Roman" style:font-name-asian="Aptos" style:font-name-complex="Times New Roman" fo:color="#404040" style:letter-kerning="true" fo:font-size="18pt" style:font-size-asian="18pt" style:font-size-complex="18pt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paragraph-properties fo:break-before="page"/>
    </style:style>
    <style:style style:family="graphic" style:name="a0">
      <style:graphic-properties draw:fill="solid" draw:fill-color="#156082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51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52" text:anchor-type="paragraph" svg:x="0.25069in" svg:y="8.99792in" svg:width="7.99861in" svg:height="1.00278in" style:rel-width="scale" style:rel-height="scale"><draw:text-box><text:p text:style-name="P3"><text:span text:style-name="T4">Malamski,Dimitar D.S.</text:span></text:p><text:p text:style-name="P5"><text:span text:style-name="T6">mitemalamata@gmail.com</text:span></text:p></draw:text-box><svg:title/><svg:desc/></draw:frame><draw:frame draw:z-index="251659264" draw:id="id4" draw:style-name="a5" draw:name="Text Box 54" text:anchor-type="paragraph" svg:x="0.25069in" svg:y="3.3in" svg:width="7.99861in" svg:height="3.98611in" style:rel-width="scale" style:rel-height="scale"><draw:text-box><text:p text:style-name="P7"><text:span text:style-name="T8">analytic approach: EARLY IDENTIFICATION OF STUDENT DROPOUT RISK</text:span></text:p><text:p text:style-name="P9"><text:span text:style-name="T10">Practice Challenge: Student Dropout Predictor</text:span></text:p></draw:text-box><svg:title/><svg:desc/></draw:frame></text:p>
      <text:p text:style-name="P11"/>
      <text:p text:style-name="Normal"/>
      <text:p text:style-name="P1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font-size="11pt" style:font-size-asian="11pt" style:font-size-complex="11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" xlink:href="media/image1.png" xlink:show="embed" xlink:actuate="onLoad"/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1513in" fo:padding-left="0.1597in" fo:padding-bottom="0.1513in" fo:padding-right="0.159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nalytic approach: EARLY IDENTIFICATION OF STUDENT DROPOUT RISK</dc:title>
    <dc:description/>
    <dc:subject>Practice Challenge: Student Dropout Predictor</dc:subject>
    <meta:initial-creator>Malamski,Dimitar D.S.</meta:initial-creator>
    <dc:creator>Malamski,Dimitar D.S.</dc:creator>
    <meta:creation-date>2026-03-26T19:32:00Z</meta:creation-date>
    <dc:date>2026-03-26T19:42:00Z</dc:date>
    <meta:template xlink:href="Normal.dotm" xlink:type="simple"/>
    <meta:editing-cycles>1</meta:editing-cycles>
    <meta:editing-duration>PT540S</meta:editing-duration>
    <meta:document-statistic meta:page-count="3" meta:paragraph-count="1" meta:word-count="1" meta:character-count="11" meta:row-count="1" meta:non-whitespace-character-count="11"/>
  </office:meta>
</office:document-meta>
</file>